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mic Sans MS" svg:font-family="'Comic Sans MS'"/>
    <style:font-face style:name="Mangal1" svg:font-family="Mangal"/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Text_20_body">
      <style:text-properties style:font-name="Verdana1"/>
    </style:style>
    <style:style style:name="T1" style:family="text">
      <style:text-properties style:font-name="Verdana1"/>
    </style:style>
    <style:style style:name="T2" style:family="text">
      <style:text-properties style:font-name="Verdana1" fo:font-weight="bold"/>
    </style:style>
    <style:style style:name="T3" style:family="text">
      <style:text-properties style:font-name="Verdana1" fo:font-weight="bold" style:font-weight-asian="bold" style:font-weight-complex="bold"/>
    </style:style>
    <style:style style:name="T4" style:family="text">
      <style:text-properties style:font-name="Verdana1" fo:font-size="14pt"/>
    </style:style>
    <style:style style:name="T5" style:family="text">
      <style:text-properties style:font-name="Verdana1" fo:font-size="14pt" style:text-underline-style="solid" style:text-underline-width="auto" style:text-underline-color="font-color"/>
    </style:style>
    <style:style style:name="T6" style:family="text">
      <style:text-properties style:font-name="Verdana1" fo:font-size="14pt" style:text-underline-style="solid" style:text-underline-width="auto" style:text-underline-color="font-color" fo:font-weight="bold"/>
    </style:style>
    <style:style style:name="T7" style:family="text">
      <style:text-properties style:font-name="Verdana1" fo:font-size="14pt" fo:font-weight="bold"/>
    </style:style>
    <style:style style:name="T8" style:family="text">
      <style:text-properties fo:font-weight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color="#000066" style:font-name="Verdana1" fo:font-size="10.5pt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fo:font-size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gg Salad Sandwiches</text:p>
      <text:p text:style-name="Standard">Crystal Miller</text:p>
      <text:p text:style-name="Standard"/>
      <text:p text:style-name="Standard">6 – 8 eggs, hard boiled</text:p>
      <text:p text:style-name="Standard">Mayonnaise</text:p>
      <text:p text:style-name="Standard">Salt and pepper, to taste</text:p>
      <text:p text:style-name="Standard"/>
      <text:p text:style-name="Standard">Peel the hard boiled eggs and chop and them with a knife and put them into a bowl. Break the eggs up into small pieces with a fork. Add mayonnaise, starting with a small amount at first and mixing it into the eggs. Continue adding mayonnaise until the mixture is soft and spreadable. Add salt and pepper to taste. Makes great sandwiches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mic Sans MS" svg:font-family="'Comic Sans MS'"/>
    <style:font-face style:name="Mangal1" svg:font-family="Mangal"/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Verdana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Verdana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Verdana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rystal Miller</meta:initial-creator>
    <meta:creation-date>2017-05-06T17:59:08.21</meta:creation-date>
    <dc:date>2017-05-06T19:05:24.11</dc:date>
    <dc:creator>Crystal Miller</dc:creator>
    <meta:editing-duration>PT1M25S</meta:editing-duration>
    <meta:editing-cycles>1</meta:editing-cycles>
    <meta:generator>OpenOffice/4.1.1$Win32 OpenOffice.org_project/411m6$Build-9775</meta:generator>
    <meta:document-statistic meta:table-count="0" meta:image-count="0" meta:object-count="0" meta:page-count="1" meta:paragraph-count="6" meta:word-count="79" meta:character-count="429"/>
  </office:meta>
</office:document-meta>
</file>